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ce style:name="Constantia" svg:font-family="Constantia"/>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Standard">
      <style:paragraph-properties fo:margin-left="1.251cm" fo:margin-right="0cm" fo:text-indent="0cm" style:auto-text-indent="false"/>
    </style:style>
    <style:style style:name="P4" style:family="paragraph" style:parent-style-name="Preformatted_20_Text">
      <style:paragraph-properties fo:margin-left="1.251cm" fo:margin-right="0cm" fo:text-indent="0cm" style:auto-text-indent="false"/>
    </style:style>
    <style:style style:name="P5" style:family="paragraph" style:parent-style-name="Text_20_body" style:list-style-name="L2"/>
    <style:style style:name="P6" style:family="paragraph" style:parent-style-name="Standard" style:list-style-name="L1"/>
    <style:style style:name="P7" style:family="paragraph" style:parent-style-name="Standard" style:list-style-name="L3"/>
    <style:style style:name="T1" style:family="text">
      <style:text-properties fo:font-style="italic" style:font-style-asian="italic" style:font-style-complex="italic"/>
    </style:style>
    <style:style style:name="T2" style:family="text">
      <style:text-properties style:font-name="Courier New"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tes on OpenCalais</text:h>
      <text:h text:style-name="Heading_20_4" text:outline-level="4">Background</text:h>
      <text:p text:style-name="Standard"><text:a xlink:type="simple" xlink:href="http://www.opencalais.com/">OpenCalais</text:a> is a set of tools developed by and provided by Thomson Reuters to create semantic metadata for content.</text:p>
      <text:p text:style-name="Standard">The service is primarily intended to enable semantic enhancement of general internet text, such as blogs, rather than <text:s/>scientific works. This has influenced the entity types that the service can recognise. </text:p>
      <text:p text:style-name="Standard">If OpenCalais can be said to have a specialist knowledge domain it is that of general news or current affairs. While identifying an <text:span text:style-name="T1">EntertainmentAwardEvent</text:span> might not interest us, identifying a <text:span text:style-name="T1">Country </text:span>does. Therefore, OpenCalais might <text:s/>offer us a means to add semantic metadata to our texts.</text:p>
      <text:h text:style-name="Heading_20_4" text:outline-level="4">OpenCalais Names</text:h>
      <text:p text:style-name="Standard">In the ABLE project we want to make use of the OpenCalais Web Service to help us identify names within our source documents. OpenCalais can recognise many different name (entity) types. This is the list of valid entities as a PHP associative array:</text:p>
      <text:p text:style-name="P4">$entityTypes = array(</text:p>
      <text:p text:style-name="P4"><text:tab/>'Anniversary' =&gt; 'Anniversary',</text:p>
      <text:p text:style-name="P4"><text:tab/>'City' =&gt; 'City',</text:p>
      <text:p text:style-name="P4"><text:tab/>'Company' =&gt; 'Company',</text:p>
      <text:p text:style-name="P4"><text:tab/>'Continent' =&gt; 'Continent',</text:p>
      <text:p text:style-name="P4"><text:tab/>'Country' =&gt; 'Country',</text:p>
      <text:p text:style-name="P4"><text:tab/>'Currency' =&gt; 'Currency',</text:p>
      <text:p text:style-name="P4"><text:tab/>'Date' =&gt; 'Date',</text:p>
      <text:p text:style-name="P4"><text:tab/>'EmailAddress' =&gt; 'Email Address',</text:p>
      <text:p text:style-name="P4"><text:tab/>'EntertainmentAwardEvent' =&gt; 'Entertainment Award Event',</text:p>
      <text:p text:style-name="P4"><text:tab/>'Facility' =&gt; 'Facility',</text:p>
      <text:p text:style-name="P4"><text:tab/>'FaxNumber' =&gt; 'Fax Number',</text:p>
      <text:p text:style-name="P4"><text:tab/>'Holiday' =&gt; 'Holiday',</text:p>
      <text:p text:style-name="P4"><text:tab/>'IndustryTerm' =&gt; 'Industry Term',</text:p>
      <text:p text:style-name="P4"><text:tab/>'MarketIndex' =&gt; 'Market Index',</text:p>
      <text:p text:style-name="P4"><text:tab/>'MedicalCondition' =&gt; 'Medical Condition',</text:p>
      <text:p text:style-name="P4"><text:tab/>'MedicalTreatment' =&gt; 'Medical Treatment',</text:p>
      <text:p text:style-name="P4"><text:tab/>'Movie' =&gt; 'Movie',</text:p>
      <text:p text:style-name="P4"><text:tab/>'MusicAlbum' =&gt; 'Music Album',</text:p>
      <text:p text:style-name="P4"><text:tab/>'MusicGroup' =&gt; 'Music Group',</text:p>
      <text:p text:style-name="P4"><text:tab/>'NaturalDisaster' =&gt; 'Natural Disaster',</text:p>
      <text:p text:style-name="P4"><text:tab/>'NaturalFeature' =&gt; 'Natural Feature',</text:p>
      <text:p text:style-name="P4"><text:tab/>'OperatingSystem' =&gt; 'Operating System',</text:p>
      <text:p text:style-name="P4"><text:tab/>'Organization' =&gt; 'Organization',</text:p>
      <text:p text:style-name="P4"><text:tab/>'Person' =&gt; 'Person',</text:p>
      <text:p text:style-name="P4"><text:tab/>'PhoneNumber' =&gt; 'Phone Number',</text:p>
      <text:p text:style-name="P4"><text:tab/>'Position' =&gt; 'Position',</text:p>
      <text:p text:style-name="P4"><text:tab/>'Product' =&gt; 'Product',</text:p>
      <text:p text:style-name="P4"><text:tab/>'ProgrammingLanguage' =&gt; 'Programming Language',</text:p>
      <text:p text:style-name="P4"><text:tab/>'ProvinceOrState' =&gt; 'Province or State',</text:p>
      <text:p text:style-name="P4"><text:tab/>'PublishedMedium' =&gt; 'Published Medium',</text:p>
      <text:p text:style-name="P4"><text:soft-page-break/><text:tab/>'RadioProgram' =&gt; 'Radio Program',</text:p>
      <text:p text:style-name="P4"><text:tab/>'RadioStation' =&gt; 'Radio Station',</text:p>
      <text:p text:style-name="P4"><text:tab/>'Region' =&gt; 'Region',</text:p>
      <text:p text:style-name="P4"><text:tab/>'SportsEvent' =&gt; 'Sports Event',</text:p>
      <text:p text:style-name="P4"><text:tab/>'SportsGame' =&gt; 'Sports Game',</text:p>
      <text:p text:style-name="P4"><text:tab/>'SportsLeague' =&gt; 'Sports League',</text:p>
      <text:p text:style-name="P4"><text:tab/>'Technology' =&gt; 'Technology',</text:p>
      <text:p text:style-name="P4"><text:tab/>'Time' =&gt; 'Time',</text:p>
      <text:p text:style-name="P4"><text:tab/>'TVShow' =&gt; 'TV Show',</text:p>
      <text:p text:style-name="P4"><text:tab/>'TVStation' =&gt; 'TV Station',</text:p>
      <text:p text:style-name="P4"><text:tab/>'URL' =&gt; 'URL');</text:p>
      <text:h text:style-name="Heading_20_4" text:outline-level="4">Entities recorded</text:h>
      <text:p text:style-name="Standard">The <text:span text:style-name="Teletype">$entities </text:span>variable in our <text:span text:style-name="Teletype">run_OpenCalais* </text:span>scripts defines OpenCalais entities that will be processed:</text:p>
      <text:p text:style-name="Preformatted_20_Text">$entities = array('Continent', 'Country', 'ProvinceOrState', 'Region');</text:p>
      <text:h text:style-name="Heading_20_4" text:outline-level="4">Bulk Processing</text:h>
      <text:p text:style-name="Standard">From forum posting <text:a xlink:type="simple" xlink:href="http://opencalais.com/bulk-processing">http://opencalais.com/bulk-processing</text:a></text:p>
      <text:p text:style-name="Standard">Posted by Weitzman on: Thu, 07/24/2008 - 17:52 </text:p>
      <text:p text:style-name="P3">Our existing site would like to tag our catalog of 30,000 articles. Do you offer some bulk way to do this because submititng 30,000 http requests is a big waste for all of us. I know that bulk is possibly a sensitive topic, but we are legitimate - <text:a xlink:type="simple" xlink:href="http://www.genomeweb.com/">http://www.genomeweb.com</text:a>. This is for our own content on our own web site, not for some reseller thing.Thanks.</text:p>
      <text:p text:style-name="Standard">Replied to by Tom on: Fri, 07/25/2008 - 11:19 </text:p>
      <text:p text:style-name="P2">Right now we don't have an offline mechanism for processing a big backlog. But - we're absolutely fine with you submitting the 30K articles via the web service. </text:p>
      <text:p text:style-name="P2">If you'd like to speed things up a bit drop me a note @ <text:a xlink:type="simple" xlink:href="mailto:tague@opencalais.com">tague@opencalais.com</text:a> - we can open up your transactions per second limits for a while and let you work through the backlog more quickly. Be sure to include your API key in the email.</text:p>
      <text:p text:style-name="P2">Regards,</text:p>
      <text:p text:style-name="Standard">The current limit, as at 30 November 2009, is “four transactions per second and 40,000 [transactions] per day.” (Source: <text:a xlink:type="simple" xlink:href="http://opencalais.com/about/developer">http://opencalais.com/about/developer</text:a>.)</text:p>
      <text:p text:style-name="Standard">The four transactions a second is not a problem, though the 40,000 transactions is. As our files can have in excess of 80,000 lines we cannot simply process them one line at a time. (Sending them one line at a time would make any consequent mark up pretty obvious!) The content must be aggregated.</text:p>
      <text:h text:style-name="Heading_20_4" text:outline-level="4">Input size limit</text:h>
      <text:p text:style-name="Standard">Just as we cannot send our content for processing one line at a time, we cannot send the whole file in one call. There is a limit of 3,000 characters that can be passed to OpenCalais in one call.</text:p>
      <text:p text:style-name="Standard">Note, it is not possible to pass the text as a URL reference, as one can with uBio for example. The text must be in the http request itself.</text:p>
      <text:p text:style-name="Standard">The script aggregates the input text into as near 3,000 character chunks as it can. This is done by:</text:p>
      <text:list xml:id="list40262261" text:style-name="L1">
        <text:list-item>
          <text:p text:style-name="P6"><text:soft-page-break/>reading one line of the XML source at a time</text:p>
        </text:list-item>
        <text:list-item>
          <text:p text:style-name="P6">stripping the tags as there’s no point wasting OpenCalais resource processing them</text:p>
        </text:list-item>
        <text:list-item>
          <text:p text:style-name="P6">URL encoding the raw text because it’s being passed in an http request and so must be encoded</text:p>
        </text:list-item>
        <text:list-item>
          <text:p text:style-name="P6">calculating the length of the line</text:p>
        </text:list-item>
        <text:list-item>
          <text:p text:style-name="P6">temporarily adding line’s length to currently aggregated lines’ length</text:p>
        </text:list-item>
        <text:list-item>
          <text:p text:style-name="P6">testing if over 3,000</text:p>
        </text:list-item>
        <text:list-item>
          <text:p text:style-name="P6">if it is</text:p>
          <text:list>
            <text:list-item>
              <text:p text:style-name="P6">send currently aggregated lines to OpenCalais</text:p>
            </text:list-item>
            <text:list-item>
              <text:p text:style-name="P6">start new aggregation with line</text:p>
            </text:list-item>
            <text:list-item>
              <text:p text:style-name="P6">start new currently aggregated lines’ length with line’s length</text:p>
            </text:list-item>
          </text:list>
        </text:list-item>
        <text:list-item>
          <text:p text:style-name="P6">if it is not</text:p>
          <text:list>
            <text:list-item>
              <text:p text:style-name="P6">append line to currently aggregated lines</text:p>
            </text:list-item>
            <text:list-item>
              <text:p text:style-name="P6">add line length to currently aggregated lines’ length </text:p>
            </text:list-item>
          </text:list>
        </text:list-item>
      </text:list>
      <text:p text:style-name="Standard"><text:span text:style-name="T1">The key point is to calculate line length </text:span>after <text:span text:style-name="T1">encoding as that is the length value that OpenCalais receives.</text:span></text:p>
      <text:h text:style-name="Heading_20_4" text:outline-level="4">Output format</text:h>
      <text:p text:style-name="Text_20_body">Using <text:span text:style-name="Teletype">TEXT/SIMPLE</text:span>.</text:p>
      <text:p text:style-name="Text_20_body">For a detailed description of the output format options refer to the OpenCalais website, <text:a xlink:type="simple" xlink:href="http://www.opencalais.com/documentation/calais-web-service-api/forming-api-calls/input-parameters">http://www.opencalais.com/documentation/calais-web-service-api/forming-api-calls/input-parameters</text:a>, which describes the <text:span text:style-name="Teletype">outputFormat </text:span>input parameter and others.</text:p>
      <text:p text:style-name="Text_20_body">Examples of the four types of output format are in <text:span text:style-name="Teletype">oc_output_formats.txt</text:span>, which shows the OpenCalais response to:</text:p>
      <text:p text:style-name="P4">Paris is in France. Berlin is in Germany.</text:p>
      <text:p text:style-name="Standard"/>
      <text:p text:style-name="Standard">Brief comments on the four options:</text:p>
      <text:p text:style-name="Standard"><text:span text:style-name="T3">text </text:span>– useful, comes with with xml too, data easily retrievable</text:p>
      <text:p text:style-name="Standard"><text:span text:style-name="T3">microformat </text:span>– useless, data absent</text:p>
      <text:p text:style-name="Standard"><text:span text:style-name="T3">json </text:span>– pointless (in the context of our use of PHP) javascript encoding, but good that the option to use JSON is included </text:p>
      <text:p text:style-name="Standard"><text:span text:style-name="T3">xml </text:span>– pointless rdf triples (relatively complicated compared to simple xml with text above), more detail than we need, though good that such detail is available</text:p>
      <text:p text:style-name="Standard">It would be nice to simply pass the whole file to OpenCalais and then using TEXT/SIMPLE put the output into an array using <text:span text:style-name="Teletype">str_getcsv() </text:span>but the file size goes beyond OpenCalais’s word limit so we have to chunk the input file into small enough pieces of text.</text:p>
      <text:h text:style-name="Heading_20_4" text:outline-level="4"><text:soft-page-break/>Text output: the</text:h>
      <text:p text:style-name="Text_20_body">OpenCalais was returning a preceding definite article, eg <text:span text:style-name="T1">The Netherlands</text:span>, or <text:span text:style-name="T1">the Philippines</text:span>. These were not removed by the <text:span text:style-name="Teletype">run </text:span>script as they provide an additional clue for later mark up. They don’t seem to be returned now though.</text:p>
      <text:h text:style-name="Heading_20_4" text:outline-level="4">Text output: line breaks</text:h>
      <text:p text:style-name="Standard">If source includes line break, is included in output:</text:p>
      <text:p text:style-name="P4">Country: Great</text:p>
      <text:p text:style-name="P4">Britain</text:p>
      <text:p text:style-name="Standard"/>
      <text:p text:style-name="Standard">These are not removed by the <text:span text:style-name="Teletype">run </text:span>script as they provide an additional clue for later mark up. To indicate that the name spans two lines when the <text:span text:style-name="Teletype">run </text:span>script records the name, it prepends ‘TWO ‘ to the record. The later <text:span text:style-name="Teletype">apply </text:span>script can use this as a cue that the name to be marked up spans two lines, otherwise it will treat each part of the name searately.</text:p>
      <text:h text:style-name="Heading_20_4" text:outline-level="4">Text output: duplicates</text:h>
      <text:p text:style-name="Standard">Repeated entities are not stored by the <text:span text:style-name="Teletype">run </text:span>script.</text:p>
      <text:h text:style-name="Heading_20_4" text:outline-level="4">Text output: orthographic variants</text:h>
      <text:p text:style-name="Standard">Are not removed by <text:span text:style-name="Teletype">run </text:span>script, so both <text:span text:style-name="T1">western Europe </text:span>and <text:span text:style-name="T1">Western Europe</text:span>, for example, are kept. The variants have been kept to make subsequent mark up easier.</text:p>
      <text:h text:style-name="Heading_20_4" text:outline-level="4">Quality of output</text:h>
      <text:p text:style-name="Standard">Impressive – copes with old countries eg West Germany and D.D.R.</text:p>
      <text:p text:style-name="Standard">Also multi-lingual (English, Spanish and French) hence will recognise Belgique as well as Belgium.</text:p>
      <text:p text:style-name="Standard">Though this might be because OpenCalais also recognises countries in own language, eg Sverige.</text:p>
      <text:p text:style-name="Standard">Note, America – as a standalone word – is recognised as a continent not a country</text:p>
      <text:h text:style-name="Heading_20_4" text:outline-level="4">Cautionary note</text:h>
      <text:p text:style-name="Standard">During development noticed that <text:span text:style-name="T1">America</text:span> stopped being returned as a continent, it was not returned at all. Checked <text:span text:style-name="T1">Africa</text:span>, and it was now a region. <text:span text:style-name="T1">Europe</text:span> not returned at all. Later the same day, everything back to normal.</text:p>
      <text:h text:style-name="Heading_20_4" text:outline-level="4">Language support</text:h>
      <text:p text:style-name="Text_20_body">May receive this message:</text:p>
      <text:p text:style-name="P4">Calais continues to expand its list of supported languages, but does not yet support your submitted content.</text:p>
      <text:p text:style-name="Text_20_body"/>
      <text:p text:style-name="Text_20_body">Two possible causes, both caused by input:</text:p>
      <text:list xml:id="list40264621" text:style-name="L2">
        <text:list-item>
          <text:p text:style-name="P5">Latin – sometimes the input can be nearly all Latin as when listing taxonomic names</text:p>
        </text:list-item>
        <text:list-item>
          <text:p text:style-name="P5"><text:soft-page-break/>gibberish – sometimes the input can be nearly all curious OCR interpretations and numbers of table content</text:p>
        </text:list-item>
      </text:list>
      <text:p text:style-name="Text_20_body">The script does not attempt to review the quality of the input submitted to OpenCalais. This means that any entities contained in that submission are not detected.</text:p>
      <text:h text:style-name="Heading_20_4" text:outline-level="4">False positives</text:h>
      <text:p text:style-name="Standard">Very few, eg, 3 in bulletinofbritis51entolond, all caused by abbreviations, eg, <text:span text:style-name="Teletype">N.F. </text:span>from <text:span text:style-name="Teletype">Archivfilr Naturgeschichte (N.F.) 10: 345-398.</text:span> is identified as a <text:span text:style-name="T1">ProvinceOrState</text:span>.</text:p>
      <text:h text:style-name="Heading_20_4" text:outline-level="4">Entity: Person</text:h>
      <text:p text:style-name="Standard">Misses surname only so little use in biodiversity literature.</text:p>
      <text:p text:style-name="Standard">Frustrating person recognition, so Van Veen found, but not van Veen; is dependent on the capitalisation. Most names in biodiversity literature are surname only, which OpenCalais does not detect. Therefore, entity not used.</text:p>
      <text:h text:style-name="Heading_20_4" text:outline-level="4">Entity: Date</text:h>
      <text:p text:style-name="Standard">Misses entirely, nothing found in the Bulletins, nor other test sources. Therefore, entity not used.</text:p>
      <text:h text:style-name="Heading_20_4" text:outline-level="4">Entity: City</text:h>
      <text:p text:style-name="Standard">Really adds to the confusion!</text:p>
      <text:p text:style-name="Standard">For some reason, when processing the article <text:span text:style-name="T1">The Haplochromis Species (Pisces : Cichlidae) of Lake Rudolf, East Africa</text:span>, the nearby ‘Lake George’ was identified as a city. On investigation, there are, of course, several townships called ‘Lake George’ in the USA and Canada. At least there are no townships called ‘Lake Victoria’ to cause confusion; however, Victoria – on its own – was identified as a city.</text:p>
      <text:p text:style-name="Standard">The list of ambiguities continues, consider ‘New York’ : city or state? Or ‘Czechoslovakia’: city or country? And so on.</text:p>
      <text:p text:style-name="Standard">OpenCalais does not take context into account, which limits its use to us as we cannot simply apply the entities it has identified without further processing.</text:p>
      <text:p text:style-name="Standard">And that’s without considering the city, ‘Holotype cf’…</text:p>
      <text:h text:style-name="Heading_20_4" text:outline-level="4">Entities: overlap</text:h>
      <text:p text:style-name="Standard">A similar problem to that above is when entities overlap. For example, the phrase ‘East Africa’ is a region, it also contains the continent ‘Africa’. </text:p>
      <text:p text:style-name="Standard">If we apply DCL inspired TEI mark up to the phrase ‘East Africa’ we might get:</text:p>
      <text:p text:style-name="P4">&lt;tei:hi rend="Region"&gt;East Africa&lt;/tei:hi&gt;</text:p>
      <text:p text:style-name="Standard"/>
      <text:p text:style-name="Standard">but we could get:</text:p>
      <text:p text:style-name="P4">&lt;tei:hi rend="Region"&gt;East &lt;tei:hi rend="Continent"&gt;Africa<text:line-break/>&lt;/tei:hi&gt;&lt;/tei:hi&gt;</text:p>
      <text:p text:style-name="Standard"><text:soft-page-break/></text:p>
      <text:p text:style-name="Standard">This incorrect form of multiple mark up could be overcome programmatically but would require more work than there is time available within ABLE to resolve.</text:p>
      <text:p text:style-name="Standard">Therefore, the two final scripts have different entity lists:</text:p>
      <text:list xml:id="list40265743" text:style-name="L3">
        <text:list-item>
          <text:p text:style-name="P7">run_opencalais_v2.php – produces a list of recognised entities and so has multiple entities</text:p>
        </text:list-item>
        <text:list-item>
          <text:p text:style-name="P7">run_opencalais_v3.php – produces a list of recognised countries only <text:span text:style-name="T4">and </text:span>marks up the source; using countries only avoids ambiguities like those described with ‘East Africa’.</text:p>
        </text:list-item>
      </text:list>
      <text:h text:style-name="Heading_20_4" text:outline-level="4">How to run the scripts</text:h>
      <text:p text:style-name="Standard">To generate a file with a list of named entities identified by OpenCalais, at command prompt enter:</text:p>
      <text:p text:style-name="Preformatted_20_Text"><text:tab/>php run_opencalais_v2.php <text:span text:style-name="T1">volume</text:span></text:p>
      <text:p text:style-name="Standard"/>
      <text:p text:style-name="Standard">where <text:span text:style-name="T1">volume </text:span>is the BHL shortened form of the volume name, eg bulltinofbritis27zoollond. </text:p>
      <text:p text:style-name="Standard">The output from this script is *_opencalais2.txt, which contains a list of the entities of the types specified in the <text:span text:style-name="Teletype">$entities </text:span>array and identified by OpenCalais.</text:p>
      <text:p text:style-name="Standard">To apply the named entities as well as list them, at command prompt enter:</text:p>
      <text:p text:style-name="Preformatted_20_Text"><text:tab/>php run_opencalais_v3.php <text:span text:style-name="T1">volume</text:span></text:p>
      <text:p text:style-name="Standard"/>
      <text:p text:style-name="Standard">where <text:span text:style-name="T1">volume </text:span>is the BHL shortened form of the volume name, eg bulltinofbritis27zoollond.</text:p>
      <text:p text:style-name="Standard">The output from this script is:</text:p>
      <text:p text:style-name="Standard">*_opencalais3.txt – that contains a list of the countries identified by OpenCalais (this script looks for countries only)</text:p>
      <text:p text:style-name="Standard">*_tei_annotated_oc.xml – that contains a marked up version of the input file.</text:p>
      <text:h text:style-name="Heading_20_4" text:outline-level="4">Mark up</text:h>
      <text:p text:style-name="Standard">Use simple TEI based mark up with <text:span text:style-name="T2">&lt;hi&gt; </text:span>element’s overloaded <text:span text:style-name="T2">rend</text:span> attribute in the manner of DCL:</text:p>
      <text:p text:style-name="Preformatted_20_Text"><text:tab/>&lt;tei:hi rend="country"&gt;Mexico&lt;/tei:hi&gt;</text:p>
      <text:p text:style-name="Standard"/>
      <text:p text:style-name="Standard">This gives us compatibility with the TEI documents they are providing to the INOTAXA project and so we may be able to exploit their TEI to taXMLit conversion routines at a later date.</text:p>
      <text:p text:style-name="Standard">This is an inappropriate use of TEI. The <text:span text:style-name="Teletype">&lt;hi&gt; </text:span>element is really intended to highlight text, with the <text:span text:style-name="Teletype">rend</text:span> attribute stating how the text differs <text:span text:style-name="T1">physically</text:span> from the surrounding text. What we want to do here is highlight the text stating how it differs <text:span text:style-name="T1">semantically </text:span>from the surrounding text. TEI has a more appropriate element for this need, the <text:span text:style-name="Teletype">&lt;name&gt; </text:span>element. In conjunction with the <text:span text:style-name="Teletype">type</text:span> attribute, the example above becomes:</text:p>
      <text:p text:style-name="Preformatted_20_Text"><text:tab/>&lt;tei:name type="country"&gt;Mexico&lt;/tei:name&gt;</text:p>
      <text:p text:style-name="Standard"/>
      <text:p text:style-name="Standard">This does not fit in with DCL, and so would make using any XML conversion they develop more <text:soft-page-break/>difficult to alter to fit our needs, however, much ‘better’ it may be in terms of TEI.</text:p>
      <text:p text:style-name="Standard">While full taXMLit mark up is an ideal it will be difficult to code owing to <text:s/>the need to populate several levels of geographical data:</text:p>
      <text:p text:style-name="P4">&lt;Locality&gt;</text:p>
      <text:p text:style-name="P4"><text:tab/>&lt;Level0&gt;</text:p>
      <text:p text:style-name="P4"><text:tab/><text:tab/>&lt;Level0Text Explicit="false"&gt;North America&lt;/Level0Text&gt;</text:p>
      <text:p text:style-name="P4"><text:tab/>&lt;/Level0&gt;</text:p>
      <text:p text:style-name="P4"><text:tab/>&lt;Level1&gt;</text:p>
      <text:p text:style-name="P4"><text:tab/><text:tab/>&lt;Level1Text Explicit="true"&gt;Mexico&lt;/Level1Text&gt;</text:p>
      <text:p text:style-name="P4"><text:tab/><text:tab/>&lt;Level1Interpreted Explicit="true"&gt;Mexico<text:line-break/><text:tab/><text:tab/><text:tab/>&lt;/Level1Interpreted&gt;</text:p>
      <text:p text:style-name="P4"><text:tab/>&lt;/Level1&gt;</text:p>
      <text:p text:style-name="P4">&lt;/Locality&gt;</text:p>
      <text:p text:style-name="Standard"/>
      <text:p text:style-name="Standard">Provinces are level 2 text elements, and so would extend the hierarchy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Constantia" svg:font-family="Constantia"/>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style:style>
    <style:style style:name="Heading" style:family="paragraph" style:parent-style-name="Standard" style:next-style-name="Text_20_body" style:class="text">
      <style:paragraph-properties fo:margin-top="0.423cm" fo:margin-bottom="0.212cm" fo:keep-with-next="always"/>
      <style:text-properties style:font-name="Constantia"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Tahoma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1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size="11pt" style:font-name-asian="Courier New"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King</meta:initial-creator>
    <meta:creation-date>2009-11-28T19:11:38.98</meta:creation-date>
    <dc:date>2010-02-21T20:32:22</dc:date>
    <dc:creator>David King</dc:creator>
    <meta:editing-duration>PT09H50M37S</meta:editing-duration>
    <meta:editing-cycles>37</meta:editing-cycles>
    <meta:generator>OpenOffice.org/3.1$Win32 OpenOffice.org_project/310m19$Build-9420</meta:generator>
    <meta:document-statistic meta:table-count="0" meta:image-count="0" meta:object-count="0" meta:page-count="7" meta:paragraph-count="169" meta:word-count="2013" meta:character-count="12669"/>
  </office:meta>
</office:document-meta>
</file>